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6700000116BCC6B79B.png" manifest:media-type="image/png"/>
  <manifest:file-entry manifest:full-path="Pictures/100002010000023F000002607A71244B.png" manifest:media-type="image/png"/>
  <manifest:file-entry manifest:full-path="Pictures/10000201000002D80000029856E18A0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6.529cm" svg:height="5.955cm" svg:x="10.3cm" svg:y="0.123cm">
          <draw:image xlink:href="Pictures/10000201000002D80000029856E18A0A.png" xlink:type="simple" xlink:show="embed" xlink:actuate="onLoad">
            <text:p/>
          </draw:image>
        </draw:frame>
        <draw:frame draw:style-name="gr1" draw:text-style-name="P1" draw:layer="layout" svg:width="5.632cm" svg:height="5.955cm" svg:x="0.2cm" svg:y="0.123cm">
          <draw:image xlink:href="Pictures/100002010000023F000002607A71244B.png" xlink:type="simple" xlink:show="embed" xlink:actuate="onLoad">
            <text:p/>
          </draw:image>
        </draw:frame>
        <draw:frame draw:style-name="gr2" draw:text-style-name="P1" draw:layer="layout" svg:width="4.391cm" svg:height="3.4cm" svg:x="5.844cm" svg:y="1.1cm">
          <draw:image xlink:href="Pictures/100002010000016700000116BCC6B7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5-10T01:08:35.312628911</dc:date>
    <dc:creator>Mitsuaki Kawamura</dc:creator>
    <meta:editing-duration>PT19M5S</meta:editing-duration>
    <meta:editing-cycles>8</meta:editing-cycles>
    <meta:generator>LibreOffice/4.2.8.2$Linux_x86 LibreOffice_project/420m0$Build-2</meta:generator>
    <meta:document-statistic meta:object-count="3"/>
  </office:meta>
</office:document-meta>
</file>